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10pt" style:font-size-asian="10pt" style:font-size-complex="10pt"/>
    </style:style>
    <style:style style:name="P2" style:family="paragraph" style:parent-style-name="Standard" style:list-style-name="L1">
      <style:text-properties style:font-name="Trebuchet MS" fo:font-size="10pt" style:font-size-asian="10pt" style:font-size-complex="10pt"/>
    </style:style>
    <style:style style:name="P3" style:family="paragraph" style:parent-style-name="Standard" style:list-style-name="L2">
      <style:text-properties style:font-name="Trebuchet MS" fo:font-size="10pt" style:font-size-asian="10pt" style:font-size-complex="10pt"/>
    </style:style>
    <style:style style:name="P4" style:family="paragraph" style:parent-style-name="Standard" style:list-style-name="L3">
      <style:text-properties style:font-name="Trebuchet MS" fo:font-size="10pt" style:font-size-asian="10pt" style:font-size-complex="10pt"/>
    </style:style>
    <style:style style:name="P5" style:family="paragraph" style:parent-style-name="Standard" style:list-style-name="L2"/>
    <style:style style:name="P6" style:family="paragraph" style:parent-style-name="Standard" style:list-style-name="L2">
      <style:text-properties fo:font-weight="normal" style:font-weight-asian="normal" style:font-weight-complex="normal"/>
    </style:style>
    <style:style style:name="T1" style:family="text">
      <style:text-properties style:font-name="Trebuchet MS" fo:font-size="10pt" style:font-size-asian="10pt" style:font-size-complex="10pt"/>
    </style:style>
    <style:style style:name="T2" style:family="text">
      <style:text-properties style:font-name="Trebuchet MS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Trebuchet M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style:font-name="Trebuchet M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02in" fo:text-indent="-0.25in" fo:margin-left="0.4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02in" fo:text-indent="-0.25in" fo:margin-left="0.7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02in" fo:text-indent="-0.25in" fo:margin-left="0.4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02in" fo:text-indent="-0.25in" fo:margin-left="0.7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ant notes:</text:p>
      <text:list xml:id="list37540022" text:style-name="L1">
        <text:list-item>
          <text:p text:style-name="P2">valid characters are any UTF-16 character, with {}:;|/$ reserved for lexical use</text:p>
          <text:list>
            <text:list-item>
              <text:p text:style-name="P2">putting |before any reserved character allows for literal use of that character</text:p>
              <text:list>
                <text:list-item>
                  <text:p text:style-name="P2">pipe character chosen since Java doesn't munch it</text:p>
                </text:list-item>
                <text:list-item>
                  <text:p text:style-name="P2">a pipe character is always assumed to escape the following character, even if that character is not on the reserved list</text:p>
                  <text:list>
                    <text:list-item>
                      <text:p text:style-name="P2">a blank line (for the description or notes section for example) can be forced by having a single line such as "| ;" where the pipe escapes the space, preventing the space from being swept</text:p>
                    </text:list-item>
                  </text:list>
                </text:list-item>
              </text:list>
            </text:list-item>
            <text:list-item>
              <text:p text:style-name="P2">in order to output // use: |/|/ or just /|/ so that every second / is escaped</text:p>
              <text:list>
                <text:list-item>
                  <text:p text:style-name="P2">the first is preferable since the intended result is clearer</text:p>
                </text:list-item>
              </text:list>
            </text:list-item>
            <text:list-item>
              <text:p text:style-name="P2">escaping must be done for item representation character if it will use a reserved character</text:p>
            </text:list-item>
            <text:list-item>
              <text:p text:style-name="P2">$ preceeds keywords in descriptions</text:p>
              <text:list>
                <text:list-item>
                  <text:p text:style-name="P2">need to flesh this out</text:p>
                </text:list-item>
              </text:list>
            </text:list-item>
          </text:list>
        </text:list-item>
        <text:list-item>
          <text:p text:style-name="P2">reserved keywords: interface, subclasses, name, description, etc...</text:p>
          <text:list>
            <text:list-item>
              <text:p text:style-name="P2">all bold words are reserved</text:p>
            </text:list-item>
          </text:list>
        </text:list-item>
        <text:list-item>
          <text:p text:style-name="P2">Blocks of data use braces as shown</text:p>
        </text:list-item>
        <text:list-item>
          <text:p text:style-name="P2">Any statement that does not have an open brace after it must terminate in a semi-colon</text:p>
        </text:list-item>
        <text:list-item>
          <text:p text:style-name="P2">Line returns are not allowed in the middle of a data line</text:p>
        </text:list-item>
        <text:list-item>
          <text:p text:style-name="P2">Blanks lines or lines containing only comments are allowed for readability</text:p>
        </text:list-item>
        <text:list-item>
          <text:p text:style-name="P2">Comments can be added with // after which the rest of that line will be ignored</text:p>
        </text:list-item>
        <text:list-item>
          <text:p text:style-name="P2">need to have a way to overwrite/remove superclass entries (for abilities and drops)</text:p>
          <text:list>
            <text:list-item>
              <text:p text:style-name="P2">use remove:type:name;//statistic elements don't need to be included</text:p>
            </text:list-item>
            <text:list-item>
              <text:p text:style-name="P2">if overwriting is desired, first remove and then add</text:p>
            </text:list-item>
          </text:list>
        </text:list-item>
        <text:list-item>
          <text:p text:style-name="P2">need to be able to connect the damage drop modifiers with the skill based gets, ie: skull is only available if it wasn't crushed, so a whole corpse can't be dropped, but it should be a corpse item anyway...</text:p>
        </text:list-item>
        <text:list-item>
          <text:p text:style-name="P2">need to mark up damage for what pool it effects, including hunger and thirst stats</text:p>
        </text:list-item>
      </text:list>
      <text:p text:style-name="P1"/>
      <text:p text:style-name="P1">Parts applicable for all object entries, keywords are in bold, optional parts in italics:</text:p>
      <text:list xml:id="list37532109" text:style-name="L2">
        <text:list-item>
          <text:p text:style-name="P3"><text:span text:style-name="T6">class</text:span>:interfaces implemented...:item name{</text:p>
          <text:list>
            <text:list-item>
              <text:p text:style-name="P3">only one class is allowed!</text:p>
            </text:list-item>
            <text:list-item>
              <text:p text:style-name="P3">subclasses:name of superclass</text:p>
            </text:list-item>
            <text:list-item>
              <text:p text:style-name="P3">item name is the last string in the list</text:p>
            </text:list-item>
            <text:list-item>
              <text:p text:style-name="P3">interfaces separated by :</text:p>
            </text:list-item>
          </text:list>
        </text:list-item>
        <text:list-item>
          <text:p text:style-name="P6"><text:span text:style-name="T4">name</text:span><text:span text:style-name="T1">:Name:Plural:Group Name</text:span></text:p>
          <text:list>
            <text:list-item>
              <text:p text:style-name="P3">this is the in game name, it doesn't need to be the same as the item name, but it should be</text:p>
            </text:list-item>
            <text:list-item>
              <text:p text:style-name="P3">if this tag is not present, the class name is used</text:p>
            </text:list-item>
            <text:list-item>
              <text:p text:style-name="P3">if the group name isn't present, it will just use "group"</text:p>
            </text:list-item>
          </text:list>
        </text:list-item>
        <text:list-item>
          <text:p text:style-name="P5"><text:span text:style-name="T2">description</text:span><text:span text:style-name="T3">:this is where the description would go</text:span></text:p>
        </text:list-item>
        <text:list-item>
          <text:p text:style-name="P5"><text:span text:style-name="T4">display</text:span><text:span text:style-name="T5">: a single</text:span><text:span text:style-name="T1"> character used for display, otherwise will be based on first interface in the list</text:span></text:p>
        </text:list-item>
        <text:list-item>
          <text:p text:style-name="P5"><text:span text:style-name="T4">color</text:span><text:span text:style-name="T5">:hex value in RGB or string of RLColor constant</text:span></text:p>
          <text:list>
            <text:list-item>
              <text:p text:style-name="P5"><text:span text:style-name="T5">if not included, it</text:span><text:span text:style-name="T1"> will be based on first interface in the list</text:span></text:p>
            </text:list-item>
            <text:list-item>
              <text:p text:style-name="P3">will be overriden by adjectives and mods (need to decide how to determine this)</text:p>
            </text:list-item>
          </text:list>
        </text:list-item>
        <text:list-item>
          <text:p text:style-name="P5"><text:span text:style-name="T4">image</text:span><text:span text:style-name="T5">:image information</text:span></text:p>
          <text:list>
            <text:list-item>
              <text:p text:style-name="P3">need to determine exact handling of this</text:p>
              <text:list>
                <text:list-item>
                  <text:p text:style-name="P3">subimage in bitmap?</text:p>
                </text:list-item>
                <text:list-item>
                  <text:p text:style-name="P3">sizes allowed?</text:p>
                </text:list-item>
                <text:list-item>
                  <text:p text:style-name="P3">Scaling?</text:p>
                  <text:list>
                    <text:list-item>
                      <text:p text:style-name="P3">set in main init file along with font information, most likel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Attributes:low number:high number:distribution type (centered even, normal, or gaussian currently)</text:p>
          <text:list>
            <text:list-item>
              <text:p text:style-name="P3">each interface will demand a specific set of attributes, overlapping ones only need one entry</text:p>
            </text:list-item>
          </text:list>
        </text:list-item>
        <text:list-item>
          <text:p text:style-name="P5"><text:span text:style-name="T4">difficulty</text:span><text:span text:style-name="T5">:integer between 1 to 1000 for expected difficulty level</text:span></text:p>
          <text:list>
            <text:list-item>
              <text:p text:style-name="P3">primarily for debugging / level scaling verification</text:p>
            </text:list-item>
          </text:list>
        </text:list-item>
        <text:list-item>
          <text:p text:style-name="P3">Possible Adjectives... (sub-items, share base stats but can declare new values)</text:p>
          <text:list>
            <text:list-item>
              <text:p text:style-name="P3">optional attributes for each adjective</text:p>
            </text:list-item>
            <text:list-item>
              <text:p text:style-name="P3"><text:soft-page-break/>once sub-type is defined, further subtyping is allowed</text:p>
            </text:list-item>
            <text:list-item>
              <text:p text:style-name="P3">if a new name is declared, it will be used instead of the adjective being added</text:p>
              <text:list>
                <text:list-item>
                  <text:p text:style-name="P3">this name will be used by sub-items</text:p>
                </text:list-item>
              </text:list>
            </text:list-item>
          </text:list>
        </text:list-item>
        <text:list-item>
          <text:p text:style-name="P3">Possible Modifications... (generics that apply to this item type, ie: undead)</text:p>
          <text:list>
            <text:list-item>
              <text:p text:style-name="P3">can include an adjectives list as well for replacement, ie: 'ice orc' becomes 'blue orc'</text:p>
            </text:list-item>
            <text:list-item>
              <text:p text:style-name="P3">will be applied to the current level of item, sub-types have to be marked individually</text:p>
            </text:list-item>
            <text:list-item>
              <text:p text:style-name="P3">creates a link to a modification defined outside of single item description</text:p>
            </text:list-item>
            <text:list-item>
              <text:p text:style-name="P3">each modification gets its own line</text:p>
              <text:list>
                <text:list-item>
                  <text:p text:style-name="P3">if multiple exclusive mods are used, only first reached applies</text:p>
                </text:list-item>
              </text:list>
            </text:list-item>
          </text:list>
        </text:list-item>
      </text:list>
      <text:p text:style-name="P1"/>
      <text:p text:style-name="P1">Parts applicable to recipes:</text:p>
      <text:list xml:id="list37538732" text:style-name="L3">
        <text:list-item>
          <text:p text:style-name="P4">Components:optionality:name:quantity...</text:p>
          <text:list>
            <text:list-item>
              <text:p text:style-name="P4">each line is</text:p>
            </text:list-item>
            <text:list-item>
              <text:p text:style-name="P4">name must be the name of a component type defined in a separate entry, otherwise ignored</text:p>
            </text:list-item>
          </text:list>
        </text:list-item>
      </text:list>
      <text:p text:style-name="P1"><text:tab/></text:p>
      <text:p text:style-name="P1"/>
      <text:p text:style-name="P1">element:acid{}</text:p>
      <text:p text:style-name="P1">element:alkali{}</text:p>
      <text:p text:style-name="P1">element:water{}</text:p>
      <text:p text:style-name="P1">element:blunt{}</text:p>
      <text:p text:style-name="P1"/>
      <text:p text:style-name="P1">effect:Basic Acid Damage{</text:p>
      <text:p text:style-name="P1"><text:tab/>damage:1:acid;</text:p>
      <text:p text:style-name="P1">}</text:p>
      <text:p text:style-name="P1"/>
      <text:p text:style-name="P1">effect:Basic Blunt Damage{</text:p>
      <text:p text:style-name="P1"><text:tab/>damage:1:blunt;</text:p>
      <text:p text:style-name="P1">}</text:p>
      <text:p text:style-name="P1"/>
      <text:p text:style-name="P1">effect:Self Destruction{</text:p>
      <text:p text:style-name="P1"><text:tab/>self damage:infinite;</text:p>
      <text:p text:style-name="P1">}</text:p>
      <text:p text:style-name="P1"/>
      <text:p text:style-name="P1">effect:Acid Shove{</text:p>
      <text:p text:style-name="P1"><text:tab/>push:1;//pushes target one space away from origination of effect</text:p>
      <text:p text:style-name="P1"><text:tab/>effect:Basic Acid Damage:10;//causes normal level of acid damage</text:p>
      <text:p text:style-name="P1"><text:tab/>splash:liquid acid:1;//causes one unit of the item called "liquid acid" to be splashed as if thrown</text:p>
      <text:p text:style-name="P1">}</text:p>
      <text:p text:style-name="P1"/>
      <text:p text:style-name="P1">effect:Mega Acid Shove{</text:p>
      <text:p text:style-name="P1"><text:tab/>subclasses:Acid Shove;//ensures that it is treated as Acid Shove in case of resistances</text:p>
      <text:p text:style-name="P1"><text:tab/>replace:push:4;//repaces the effect</text:p>
      <text:p text:style-name="P1"><text:tab/>remove:effect:Basic Acid Damage:10;//removes the effect</text:p>
      <text:p text:style-name="P1"><text:tab/>effect:Basic Acid Damage:25:25;//causes 25 times the normal level of acid damage twice</text:p>
      <text:p text:style-name="P1"><text:tab/>replace:splash:liquid acid:15;</text:p>
      <text:p text:style-name="P1"><text:tab/>target color change:green;//changes target's display color to green</text:p>
      <text:p text:style-name="P1">}</text:p>
      <text:p text:style-name="P1"/>
      <text:p text:style-name="P1">effect:Bash{</text:p>
      <text:p text:style-name="P1"><text:tab/>subclasses:Basic Blunt Damage;</text:p>
      <text:p text:style-name="P1"><text:tab/>damage:25:blunt;</text:p>
      <text:p text:style-name="P1">}</text:p>
      <text:p text:style-name="P1"/>
      <text:p text:style-name="P1">physical object:liquid:Liquid Acid{</text:p>
      <text:p text:style-name="P1"><text:tab/>//data required for all objects</text:p>
      <text:p text:style-name="P1"><text:tab/>name:acid;</text:p>
      <text:p text:style-name="P1"><text:tab/>description:A green liquid that has a sharp smell;</text:p>
      <text:p text:style-name="P1"><text:tab/>display:~;</text:p>
      <text:p text:style-name="P1"><text:tab/>color:green;</text:p>
      <text:p text:style-name="P1"><text:tab/>//no image</text:p>
      <text:p text:style-name="P1"><text:tab/>rarity:100;//moderately common</text:p>
      <text:p text:style-name="P1"><text:soft-page-break/></text:p>
      <text:p text:style-name="P1"><text:tab/>//liquid interface portion</text:p>
      <text:p text:style-name="P1"><text:tab/>viscosity:3000;//fairly honey-like (water is viscosity 1)</text:p>
      <text:p text:style-name="P1"><text:tab/>ingested:Basic Acid Damage:20;//does double damage if swallowed</text:p>
      <text:p text:style-name="P1"><text:tab/>external:Basic Acid Damage:10;</text:p>
      <text:p text:style-name="P1"><text:tab/>splash distance:1;</text:p>
      <text:p text:style-name="P1"/>
      <text:p text:style-name="P1"><text:tab/>//basic physical object data</text:p>
      <text:p text:style-name="P1"><text:tab/>sharpness:0;//can't be sharpened</text:p>
      <text:p text:style-name="P1"><text:tab/>fracture:0;//can't fracture</text:p>
      <text:p text:style-name="P1"><text:tab/>plasticity:0;//won't permanantly change shape</text:p>
      <text:p text:style-name="P1"><text:tab/>condition:20;//has a smallish amount of "hit points" representing thinning by hitting it</text:p>
      <text:p text:style-name="P1"/>
      <text:p text:style-name="P1"><text:tab/>//elemental resistances/weaknesses</text:p>
      <text:p text:style-name="P1"><text:tab/>immune:acid;//can not be damaged by acid, no matter what happens</text:p>
      <text:p text:style-name="P1"><text:tab/>elemental adjustment:blunt:25;//takes 25% damage from blunt</text:p>
      <text:p text:style-name="P1"><text:tab/>elemental adjustment:water:150;//takes 150% <text:s/>damage from water</text:p>
      <text:p text:style-name="P1"><text:tab/>elemental reaction:alkali{</text:p>
      <text:p text:style-name="P1"><text:tab/><text:tab/>Basic Acid Damage:1000;//it explodes! (unrealistic, just for example)</text:p>
      <text:p text:style-name="P1"><text:tab/><text:tab/>Self Destruction:1;//it is gone now</text:p>
      <text:p text:style-name="P1"><text:tab/>}</text:p>
      <text:p text:style-name="P1">}</text:p>
      <text:p text:style-name="P1"/>
      <text:p text:style-name="P1">ability:Bash{</text:p>
      <text:p text:style-name="P1"><text:tab/>verb:bashes;</text:p>
      <text:p text:style-name="P1"><text:tab/>skill:unarmed:100;//use 100% of unarmed skill</text:p>
      <text:p text:style-name="P1"><text:tab/>effect:Bash;</text:p>
      <text:p text:style-name="P1">}</text:p>
      <text:p text:style-name="P1"/>
      <text:p text:style-name="P1">ability:Acid Bash{</text:p>
      <text:p text:style-name="P1"><text:tab/>description:acid bashes;//what to say when ability is used</text:p>
      <text:p text:style-name="P1"><text:tab/>skill:unarmed:100;</text:p>
      <text:p text:style-name="P1"><text:tab/>effect:Bash;</text:p>
      <text:p text:style-name="P1"><text:tab/>effect:Acid Shove;</text:p>
      <text:p text:style-name="P1">}</text:p>
      <text:p text:style-name="P1"/>
      <text:p text:style-name="P1">ability:Big Pulse{</text:p>
      <text:p text:style-name="P1"><text:tab/>verb:pulsates;</text:p>
      <text:p text:style-name="P1"><text:tab/>skill:unarmed:50;</text:p>
      <text:p text:style-name="P1"><text:tab/>skill:magic:50;</text:p>
      <text:p text:style-name="P1"><text:tab/>effect:Mega Acid Shove;</text:p>
      <text:p text:style-name="P1">}</text:p>
      <text:p text:style-name="P1"/>
      <text:p text:style-name="P1">physical object:creature:liquid:Acid Blob{//superclass' interface might end up optional, but it's clearer</text:p>
      <text:p text:style-name="P1"><text:tab/>//basic information</text:p>
      <text:p text:style-name="P1"><text:tab/>subclasses:Liquid Acid;</text:p>
      <text:p text:style-name="P1"><text:tab/>name:Sentient Acid Puddle:Sentient Acid Puddles;</text:p>
      <text:p text:style-name="P1"><text:tab/>description:A moving, pulsing green mass.;</text:p>
      <text:p text:style-name="P1"><text:tab/>display:b;</text:p>
      <text:p text:style-name="P1"><text:tab/>color:green;</text:p>
      <text:p text:style-name="P1"><text:tab/>//no image</text:p>
      <text:p text:style-name="P1"/>
      <text:p text:style-name="P1"><text:tab/>//override some liquid stats</text:p>
      <text:p text:style-name="P1"><text:tab/>external:Basic Acid Damage:50;</text:p>
      <text:p text:style-name="P1"><text:tab/>splash distance:2;</text:p>
      <text:p text:style-name="P1"/>
      <text:p text:style-name="P1"><text:tab/>//creature stats</text:p>
      <text:p text:style-name="P1"><text:tab/>aim:100;</text:p>
      <text:p text:style-name="P1"><text:tab/>attack power:100;</text:p>
      <text:p text:style-name="P1"><text:tab/>precision:100;</text:p>
      <text:p text:style-name="P1"><text:tab/>agility:100</text:p>
      <text:p text:style-name="P1"><text:tab/>deflection:100;</text:p>
      <text:p text:style-name="P1"><text:soft-page-break/><text:tab/>toughness:100;</text:p>
      <text:p text:style-name="P1"><text:tab/>spirit power:100;</text:p>
      <text:p text:style-name="P1"><text:tab/>spirit connectivity:100;</text:p>
      <text:p text:style-name="P1"><text:tab/>self control:100;</text:p>
      <text:p text:style-name="P1"><text:tab/>life force:90:100:normal;//marks kind of curve for stat</text:p>
      <text:p text:style-name="P1"><text:tab/>wits:90:100:gaussian;</text:p>
      <text:p text:style-name="P1"><text:tab/>vitality:90:100:normal;</text:p>
      <text:p text:style-name="P1"><text:tab/>physical energy:90:100;//should start at 0 if going for rage type</text:p>
      <text:p text:style-name="P1"><text:tab/>magical energy:90:100;//might not start at full...</text:p>
      <text:p text:style-name="P1"/>
      <text:p text:style-name="P1"><text:tab/>//add some creature abilities, which are named choosable sets of effects</text:p>
      <text:p text:style-name="P1"><text:tab/>ability:Big Pulse:3 turn wait{//timing format needs to be fleshed out</text:p>
      <text:p text:style-name="P1"><text:tab/><text:tab/>verb:swings a massive psuedopod;</text:p>
      <text:p text:style-name="P1"><text:tab/>}</text:p>
      <text:p text:style-name="P1"><text:tab/>ability:Bash:always{//can always use</text:p>
      <text:p text:style-name="P1"><text:tab/><text:tab/>verb:swings a psuedopod;//overrides default verb</text:p>
      <text:p text:style-name="P1"><text:tab/>}</text:p>
      <text:p text:style-name="P1"><text:tab/>ability:Pseudopod Crush:1 turn wait{</text:p>
      <text:p text:style-name="P1"><text:tab/><text:tab/>verb:swings a massive psuedopod;</text:p>
      <text:p text:style-name="P1"><text:tab/>}</text:p>
      <text:p text:style-name="P1"><text:tab/>strategy:dumb attack;//default straight attack, with limited skill use</text:p>
      <text:p text:style-name="P1"><text:tab/>friends:Acid Blob;</text:p>
      <text:p text:style-name="P1">}</text:p>
      <text:p text:style-name="P1"/>
      <text:p text:style-name="P1">physical object:container:throwable:glass vial{</text:p>
      <text:p text:style-name="P1"><text:tab/>//basic information</text:p>
      <text:p text:style-name="P1"><text:tab/>name:glass vial:glass vials;</text:p>
      <text:p text:style-name="P1"><text:tab/>description:A small vial of clear glass. It looks fairly fragile.;</text:p>
      <text:p text:style-name="P1"><text:tab/>display:!;</text:p>
      <text:p text:style-name="P1"><text:tab/>color:white;</text:p>
      <text:p text:style-name="P1"><text:tab/>//no image</text:p>
      <text:p text:style-name="P1"/>
      <text:p text:style-name="P1"><text:tab/>//container information</text:p>
      <text:p text:style-name="P1"><text:tab/>capacity:1;</text:p>
      <text:p text:style-name="P1"><text:tab/>watertight:true;</text:p>
      <text:p text:style-name="P1"/>
      <text:p text:style-name="P1"><text:tab/>//throwable information</text:p>
      <text:p text:style-name="P1"><text:tab/>shatters:100;//breaks 100% of the time when thrown</text:p>
      <text:p text:style-name="P1"><text:tab/>//no ability other than shattering when thrown</text:p>
      <text:p text:style-name="P1">}</text:p>
      <text:p text:style-name="P1"/>
      <text:p text:style-name="P1">modification:acid{</text:p>
      <text:p text:style-name="P1"><text:tab/>modifies container{</text:p>
      <text:p text:style-name="P1"><text:tab/><text:tab/>immune:acid;</text:p>
      <text:p text:style-name="P1"><text:tab/>}</text:p>
      <text:p text:style-name="P1">}</text:p>
      <text:p text:style-name="P1"/>
      <text:p text:style-name="P1">modfication:gelled acid{//bursts on impact, but does acid damage</text:p>
      <text:p text:style-name="P1"><text:tab/>subclasses:acid;</text:p>
      <text:p text:style-name="P1"><text:tab/>modifies throwable{</text:p>
      <text:p text:style-name="P1"><text:tab/><text:tab/>shatters:100;//</text:p>
      <text:p text:style-name="P1"><text:tab/><text:tab/>throw effect:100{</text:p>
      <text:p text:style-name="P1"><text:tab/><text:tab/><text:tab/>splash:target:liquid acid:1;//creates one unit of acid</text:p>
      <text:p text:style-name="P1"><text:tab/><text:tab/><text:tab/>destroy:this;</text:p>
      <text:p text:style-name="P1"><text:tab/><text:tab/>}</text:p>
      <text:p text:style-name="P1"><text:tab/>}</text:p>
      <text:p text:style-name="P1">}</text:p>
      <text:p text:style-name="P1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17H36M18S</meta:editing-duration>
    <meta:editing-cycles>35</meta:editing-cycles>
    <meta:generator>LibreOffice/3.4$Win32 LibreOffice_project/340m1$Build-103</meta:generator>
    <dc:date>2011-07-23T17:41:47.51</dc:date>
    <meta:document-statistic meta:table-count="0" meta:image-count="0" meta:object-count="0" meta:page-count="4" meta:paragraph-count="0" meta:word-count="1167" meta:character-count="7957" meta:non-whitespace-character-count="6928"/>
    <meta:user-defined meta:name="Info 1"/>
    <meta:user-defined meta:name="Info 2"/>
    <meta:user-defined meta:name="Info 3"/>
    <meta:user-defined meta:name="Info 4"/>
  </office:meta>
</office:document-meta>
</file>